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in</text:p>
          </table:table-cell>
          <table:table-cell office:value-type="float" office:value="136.8679" calcext:value-type="float">
            <text:p>136.8679</text:p>
          </table:table-cell>
          <table:table-cell office:value-type="float" office:value="87.4522" calcext:value-type="float">
            <text:p>87.4522</text:p>
          </table:table-cell>
          <table:table-cell table:formula="of:=[.B2]-[.$B$6]" office:value-type="float" office:value="-11.6332" calcext:value-type="float">
            <text:p>-11.6332</text:p>
          </table:table-cell>
          <table:table-cell table:formula="of:=[.C2]-[.$C$6]" office:value-type="float" office:value="-17.5514" calcext:value-type="float">
            <text:p>-17.5514</text:p>
          </table:table-cell>
        </table:table-row>
        <table:table-row table:style-name="ro1">
          <table:table-cell office:value-type="string" calcext:value-type="string">
            <text:p>Data Out</text:p>
          </table:table-cell>
          <table:table-cell office:value-type="float" office:value="152.6159" calcext:value-type="float">
            <text:p>152.6159</text:p>
          </table:table-cell>
          <table:table-cell office:value-type="float" office:value="84.3534" calcext:value-type="float">
            <text:p>84.3534</text:p>
          </table:table-cell>
          <table:table-cell table:formula="of:=[.B3]-[.$B$6]" office:value-type="float" office:value="4.1148" calcext:value-type="float">
            <text:p>4.1148</text:p>
          </table:table-cell>
          <table:table-cell table:formula="of:=[.C3]-[.$C$6]" office:value-type="float" office:value="-20.6502" calcext:value-type="float">
            <text:p>-20.6502</text:p>
          </table:table-cell>
        </table:table-row>
        <table:table-row table:style-name="ro1">
          <table:table-cell office:value-type="string" calcext:value-type="string">
            <text:p>Vcc</text:p>
          </table:table-cell>
          <table:table-cell office:value-type="float" office:value="130.9497" calcext:value-type="float">
            <text:p>130.9497</text:p>
          </table:table-cell>
          <table:table-cell office:value-type="float" office:value="116.6368" calcext:value-type="float">
            <text:p>116.6368</text:p>
          </table:table-cell>
          <table:table-cell table:formula="of:=[.B4]-[.$B$6]" office:value-type="float" office:value="-17.5514" calcext:value-type="float">
            <text:p>-17.5514</text:p>
          </table:table-cell>
          <table:table-cell table:formula="of:=[.C4]-[.$C$6]" office:value-type="float" office:value="11.6332" calcext:value-type="float">
            <text:p>11.6332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160.1851" calcext:value-type="float">
            <text:p>160.1851</text:p>
          </table:table-cell>
          <table:table-cell office:value-type="float" office:value="122.5296" calcext:value-type="float">
            <text:p>122.5296</text:p>
          </table:table-cell>
          <table:table-cell table:formula="of:=[.B5]-[.$B$6]" office:value-type="float" office:value="11.684" calcext:value-type="float">
            <text:p>11.684</text:p>
          </table:table-cell>
          <table:table-cell table:formula="of:=[.C5]-[.$C$6]" office:value-type="float" office:value="17.526" calcext:value-type="float">
            <text:p>17.526</text:p>
          </table:table-cell>
        </table:table-row>
        <table:table-row table:style-name="ro1">
          <table:table-cell office:value-type="string" calcext:value-type="string">
            <text:p>Hole center inner</text:p>
          </table:table-cell>
          <table:table-cell office:value-type="float" office:value="148.5011" calcext:value-type="float">
            <text:p>148.5011</text:p>
          </table:table-cell>
          <table:table-cell office:value-type="float" office:value="105.0036" calcext:value-type="float">
            <text:p>105.0036</text:p>
          </table:table-cell>
          <table:table-cell table:number-columns-repeated="2"/>
        </table:table-row>
        <table:table-row table:style-name="ro1" table:number-rows-repeated="7">
          <table:table-cell table:number-columns-repeated="5"/>
        </table:table-row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in</text:p>
          </table:table-cell>
          <table:table-cell office:value-type="float" office:value="152.6413" calcext:value-type="float">
            <text:p>152.6413</text:p>
          </table:table-cell>
          <table:table-cell office:value-type="float" office:value="73.6854" calcext:value-type="float">
            <text:p>73.6854</text:p>
          </table:table-cell>
          <table:table-cell table:formula="of:=[.B15]-[.$B$19]" office:value-type="float" office:value="4.14019999999999" calcext:value-type="float">
            <text:p>4.14019999999999</text:p>
          </table:table-cell>
          <table:table-cell table:formula="of:=[.C15]-[.$C$19]" office:value-type="float" office:value="-31.3182" calcext:value-type="float">
            <text:p>-31.3182</text:p>
          </table:table-cell>
        </table:table-row>
        <table:table-row table:style-name="ro1">
          <table:table-cell office:value-type="string" calcext:value-type="string">
            <text:p>Data Out</text:p>
          </table:table-cell>
          <table:table-cell office:value-type="float" office:value="136.4361" calcext:value-type="float">
            <text:p>136.4361</text:p>
          </table:table-cell>
          <table:table-cell office:value-type="float" office:value="75.7936" calcext:value-type="float">
            <text:p>75.7936</text:p>
          </table:table-cell>
          <table:table-cell table:formula="of:=[.B16]-[.$B$19]" office:value-type="float" office:value="-12.065" calcext:value-type="float">
            <text:p>-12.065</text:p>
          </table:table-cell>
          <table:table-cell table:formula="of:=[.C16]-[.$C$19]" office:value-type="float" office:value="-29.21" calcext:value-type="float">
            <text:p>-29.21</text:p>
          </table:table-cell>
        </table:table-row>
        <table:table-row table:style-name="ro1">
          <table:table-cell office:value-type="string" calcext:value-type="string">
            <text:p>Vcc</text:p>
          </table:table-cell>
          <table:table-cell office:value-type="float" office:value="144.3609" calcext:value-type="float">
            <text:p>144.3609</text:p>
          </table:table-cell>
          <table:table-cell office:value-type="float" office:value="136.3218" calcext:value-type="float">
            <text:p>136.3218</text:p>
          </table:table-cell>
          <table:table-cell table:formula="of:=[.B17]-[.$B$19]" office:value-type="float" office:value="-4.14020000000002" calcext:value-type="float">
            <text:p>-4.14020000000002</text:p>
          </table:table-cell>
          <table:table-cell table:formula="of:=[.C17]-[.$C$19]" office:value-type="float" office:value="31.3182" calcext:value-type="float">
            <text:p>31.3182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160.5915" calcext:value-type="float">
            <text:p>160.5915</text:p>
          </table:table-cell>
          <table:table-cell office:value-type="float" office:value="134.1882" calcext:value-type="float">
            <text:p>134.1882</text:p>
          </table:table-cell>
          <table:table-cell table:formula="of:=[.B18]-[.$B$19]" office:value-type="float" office:value="12.0904" calcext:value-type="float">
            <text:p>12.0904</text:p>
          </table:table-cell>
          <table:table-cell table:formula="of:=[.C18]-[.$C$19]" office:value-type="float" office:value="29.1846" calcext:value-type="float">
            <text:p>29.1846</text:p>
          </table:table-cell>
        </table:table-row>
        <table:table-row table:style-name="ro1">
          <table:table-cell office:value-type="string" calcext:value-type="string">
            <text:p>Hole center inner</text:p>
          </table:table-cell>
          <table:table-cell office:value-type="float" office:value="148.5011" calcext:value-type="float">
            <text:p>148.5011</text:p>
          </table:table-cell>
          <table:table-cell office:value-type="float" office:value="105.0036" calcext:value-type="float">
            <text:p>105.0036</text:p>
          </table:table-cell>
          <table:table-cell table:formula="of:=[.B19]-[.$B$19]" office:value-type="float" office:value="0" calcext:value-type="float">
            <text:p>0</text:p>
          </table:table-cell>
          <table:table-cell table:formula="of:=[.C19]-[.$C$19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9T16:18:50.262082630</meta:creation-date>
    <dc:date>2025-03-20T01:09:07.090655596</dc:date>
    <meta:editing-duration>PT2H46M46S</meta:editing-duration>
    <meta:editing-cycles>1</meta:editing-cycles>
    <meta:document-statistic meta:table-count="1" meta:cell-count="54" meta:object-count="0"/>
    <meta:generator>LibreOffice/24.2.7.2$Linux_X86_64 LibreOffice_project/420$Build-2</meta:generator>
  </office:meta>
</office:document-meta>
</file>